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326cm" svg:height="10.905cm" svg:x="24.881cm" svg:y="18.633cm">
            <draw:object draw:notify-on-update-of-ranges="Tabelle1.B29:Tabelle1.J29 Tabelle1.B36:Tabelle1.B36 Tabelle1.B7:Tabelle1.J7 Tabelle1.B8:Tabelle1.J8 Tabelle1.B8:Tabelle1.J8 Tabelle1.B37:Tabelle1.B37 Tabelle1.B9:Tabelle1.J9 Tabelle1.B10:Tabelle1.J10 Tabelle1.B10:Tabelle1.J10 Tabelle1.B38:Tabelle1.B38 Tabelle1.B11:Tabelle1.J11 Tabelle1.B12:Tabelle1.J12 Tabelle1.B12:Tabelle1.J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02cm" svg:height="10.944cm" svg:x="3.837cm" svg:y="18.886cm">
            <draw:object draw:notify-on-update-of-ranges="Tabelle1.B29:Tabelle1.J29 Tabelle1.B36:Tabelle1.B36 Tabelle1.B1:Tabelle1.J1 Tabelle1.B6:Tabelle1.J6 Tabelle1.B6:Tabelle1.J6 Tabelle1.B37:Tabelle1.B37 Tabelle1.B3:Tabelle1.J3 Tabelle1.B4:Tabelle1.J4 Tabelle1.B4:Tabelle1.J4 Tabelle1.B38:Tabelle1.B38 Tabelle1.B5:Tabelle1.J5 Tabelle1.B2:Tabelle1.J2 Tabelle1.B2:Tabelle1.J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63636363636363" calcext:value-type="float">
            <text:p>0,9636363636</text:p>
          </table:table-cell>
          <table:table-cell office:value-type="float" office:value="0.966794258373205" calcext:value-type="float">
            <text:p>0,9667942584</text:p>
          </table:table-cell>
          <table:table-cell office:value-type="float" office:value="0.968708133971291" calcext:value-type="float">
            <text:p>0,968708134</text:p>
          </table:table-cell>
          <table:table-cell office:value-type="float" office:value="0.970047846889952" calcext:value-type="float">
            <text:p>0,9700478469</text:p>
          </table:table-cell>
          <table:table-cell office:value-type="float" office:value="0.970622009569377" calcext:value-type="float">
            <text:p>0,9706220096</text:p>
          </table:table-cell>
          <table:table-cell office:value-type="float" office:value="0.97133971291866" calcext:value-type="float">
            <text:p>0,9713397129</text:p>
          </table:table-cell>
          <table:table-cell office:value-type="float" office:value="0.972200956937798" calcext:value-type="float">
            <text:p>0,9722009569</text:p>
          </table:table-cell>
          <table:table-cell office:value-type="float" office:value="0.972631578947368" calcext:value-type="float">
            <text:p>0,9726315789</text:p>
          </table:table-cell>
          <table:table-cell office:value-type="float" office:value="0.972966507177033" calcext:value-type="float">
            <text:p>0,9729665072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12335281458694" calcext:value-type="float">
            <text:p>0,0123352815</text:p>
          </table:table-cell>
          <table:table-cell office:value-type="float" office:value="0.0121238827060406" calcext:value-type="float">
            <text:p>0,0121238827</text:p>
          </table:table-cell>
          <table:table-cell office:value-type="float" office:value="0.0116690303285985" calcext:value-type="float">
            <text:p>0,0116690303</text:p>
          </table:table-cell>
          <table:table-cell office:value-type="float" office:value="0.0112492879518224" calcext:value-type="float">
            <text:p>0,011249288</text:p>
          </table:table-cell>
          <table:table-cell office:value-type="float" office:value="0.0110501844613173" calcext:value-type="float">
            <text:p>0,0110501845</text:p>
          </table:table-cell>
          <table:table-cell office:value-type="float" office:value="0.0107634288718042" calcext:value-type="float">
            <text:p>0,0107634289</text:p>
          </table:table-cell>
          <table:table-cell office:value-type="float" office:value="0.0106163303421062" calcext:value-type="float">
            <text:p>0,0106163303</text:p>
          </table:table-cell>
          <table:table-cell office:value-type="float" office:value="0.0103155063032932" calcext:value-type="float">
            <text:p>0,0103155063</text:p>
          </table:table-cell>
          <table:table-cell office:value-type="float" office:value="0.0102772138762163" calcext:value-type="float">
            <text:p>0,0102772139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66172994365758" calcext:value-type="float">
            <text:p>0,9661729944</text:p>
          </table:table-cell>
          <table:table-cell office:value-type="float" office:value="0.969121103955993" calcext:value-type="float">
            <text:p>0,969121104</text:p>
          </table:table-cell>
          <table:table-cell office:value-type="float" office:value="0.97099801263823" calcext:value-type="float">
            <text:p>0,9709980126</text:p>
          </table:table-cell>
          <table:table-cell office:value-type="float" office:value="0.972353878382208" calcext:value-type="float">
            <text:p>0,9723538784</text:p>
          </table:table-cell>
          <table:table-cell office:value-type="float" office:value="0.972807475744531" calcext:value-type="float">
            <text:p>0,9728074757</text:p>
          </table:table-cell>
          <table:table-cell office:value-type="float" office:value="0.973364507841071" calcext:value-type="float">
            <text:p>0,9733645078</text:p>
          </table:table-cell>
          <table:table-cell office:value-type="float" office:value="0.97416846422704" calcext:value-type="float">
            <text:p>0,9741684642</text:p>
          </table:table-cell>
          <table:table-cell office:value-type="float" office:value="0.974512707846169" calcext:value-type="float">
            <text:p>0,9745127078</text:p>
          </table:table-cell>
          <table:table-cell office:value-type="float" office:value="0.974787282472942" calcext:value-type="float">
            <text:p>0,9747872825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118415616364802" calcext:value-type="float">
            <text:p>0,0118415616</text:p>
          </table:table-cell>
          <table:table-cell office:value-type="float" office:value="0.0117576083223416" calcext:value-type="float">
            <text:p>0,0117576083</text:p>
          </table:table-cell>
          <table:table-cell office:value-type="float" office:value="0.0114972486303726" calcext:value-type="float">
            <text:p>0,0114972486</text:p>
          </table:table-cell>
          <table:table-cell office:value-type="float" office:value="0.0109262887470172" calcext:value-type="float">
            <text:p>0,0109262887</text:p>
          </table:table-cell>
          <table:table-cell office:value-type="float" office:value="0.0107590404240015" calcext:value-type="float">
            <text:p>0,0107590404</text:p>
          </table:table-cell>
          <table:table-cell office:value-type="float" office:value="0.0105493964103961" calcext:value-type="float">
            <text:p>0,0105493964</text:p>
          </table:table-cell>
          <table:table-cell office:value-type="float" office:value="0.0103878288837875" calcext:value-type="float">
            <text:p>0,0103878289</text:p>
          </table:table-cell>
          <table:table-cell office:value-type="float" office:value="0.0101477105607965" calcext:value-type="float">
            <text:p>0,0101477106</text:p>
          </table:table-cell>
          <table:table-cell office:value-type="float" office:value="0.0101026552680516" calcext:value-type="float">
            <text:p>0,0101026553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7189858067412" calcext:value-type="float">
            <text:p>0,9718985807</text:p>
          </table:table-cell>
          <table:table-cell office:value-type="float" office:value="0.974444878536194" calcext:value-type="float">
            <text:p>0,9744448785</text:p>
          </table:table-cell>
          <table:table-cell office:value-type="float" office:value="0.976346926422034" calcext:value-type="float">
            <text:p>0,9763469264</text:p>
          </table:table-cell>
          <table:table-cell office:value-type="float" office:value="0.977855703757467" calcext:value-type="float">
            <text:p>0,9778557038</text:p>
          </table:table-cell>
          <table:table-cell office:value-type="float" office:value="0.978022370424134" calcext:value-type="float">
            <text:p>0,9780223704</text:p>
          </table:table-cell>
          <table:table-cell office:value-type="float" office:value="0.978186348918757" calcext:value-type="float">
            <text:p>0,9781863489</text:p>
          </table:table-cell>
          <table:table-cell office:value-type="float" office:value="0.978927168575021" calcext:value-type="float">
            <text:p>0,9789271686</text:p>
          </table:table-cell>
          <table:table-cell office:value-type="float" office:value="0.979013375471573" calcext:value-type="float">
            <text:p>0,9790133755</text:p>
          </table:table-cell>
          <table:table-cell office:value-type="float" office:value="0.97917165064605" calcext:value-type="float">
            <text:p>0,9791716506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52253788002805" calcext:value-type="float">
            <text:p>0,0152253788</text:p>
          </table:table-cell>
          <table:table-cell office:value-type="float" office:value="0.0146786601481947" calcext:value-type="float">
            <text:p>0,0146786601</text:p>
          </table:table-cell>
          <table:table-cell office:value-type="float" office:value="0.0143695754947431" calcext:value-type="float">
            <text:p>0,0143695755</text:p>
          </table:table-cell>
          <table:table-cell office:value-type="float" office:value="0.0130538993531349" calcext:value-type="float">
            <text:p>0,0130538994</text:p>
          </table:table-cell>
          <table:table-cell office:value-type="float" office:value="0.0128745845476756" calcext:value-type="float">
            <text:p>0,0128745845</text:p>
          </table:table-cell>
          <table:table-cell office:value-type="float" office:value="0.0127983953359342" calcext:value-type="float">
            <text:p>0,0127983953</text:p>
          </table:table-cell>
          <table:table-cell office:value-type="float" office:value="0.0124476659279591" calcext:value-type="float">
            <text:p>0,0124476659</text:p>
          </table:table-cell>
          <table:table-cell office:value-type="float" office:value="0.0124298874240037" calcext:value-type="float">
            <text:p>0,0124298874</text:p>
          </table:table-cell>
          <table:table-cell office:value-type="float" office:value="0.012313461625675" calcext:value-type="float">
            <text:p>0,012313461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55887624435248" calcext:value-type="float">
            <text:p>0,5558876244</text:p>
          </table:table-cell>
          <table:table-cell office:value-type="float" office:value="0.581493629133586" calcext:value-type="float">
            <text:p>0,5814936291</text:p>
          </table:table-cell>
          <table:table-cell office:value-type="float" office:value="0.595406869700874" calcext:value-type="float">
            <text:p>0,5954068697</text:p>
          </table:table-cell>
          <table:table-cell office:value-type="float" office:value="0.603938005427023" calcext:value-type="float">
            <text:p>0,6039380054</text:p>
          </table:table-cell>
          <table:table-cell office:value-type="float" office:value="0.611013984651056" calcext:value-type="float">
            <text:p>0,6110139847</text:p>
          </table:table-cell>
          <table:table-cell office:value-type="float" office:value="0.613811243267705" calcext:value-type="float">
            <text:p>0,6138112433</text:p>
          </table:table-cell>
          <table:table-cell office:value-type="float" office:value="0.617810833570944" calcext:value-type="float">
            <text:p>0,6178108336</text:p>
          </table:table-cell>
          <table:table-cell office:value-type="float" office:value="0.619858039235019" calcext:value-type="float">
            <text:p>0,6198580392</text:p>
          </table:table-cell>
          <table:table-cell office:value-type="float" office:value="0.62220400300542" calcext:value-type="float">
            <text:p>0,622204003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39564781055806" calcext:value-type="float">
            <text:p>0,0395647811</text:p>
          </table:table-cell>
          <table:table-cell office:value-type="float" office:value="0.0360534389131117" calcext:value-type="float">
            <text:p>0,0360534389</text:p>
          </table:table-cell>
          <table:table-cell office:value-type="float" office:value="0.0336519685258674" calcext:value-type="float">
            <text:p>0,0336519685</text:p>
          </table:table-cell>
          <table:table-cell office:value-type="float" office:value="0.0324151265474654" calcext:value-type="float">
            <text:p>0,0324151265</text:p>
          </table:table-cell>
          <table:table-cell office:value-type="float" office:value="0.0290882455096594" calcext:value-type="float">
            <text:p>0,0290882455</text:p>
          </table:table-cell>
          <table:table-cell office:value-type="float" office:value="0.0291902507630474" calcext:value-type="float">
            <text:p>0,0291902508</text:p>
          </table:table-cell>
          <table:table-cell office:value-type="float" office:value="0.0304080505556488" calcext:value-type="float">
            <text:p>0,0304080506</text:p>
          </table:table-cell>
          <table:table-cell office:value-type="float" office:value="0.0307868168115862" calcext:value-type="float">
            <text:p>0,0307868168</text:p>
          </table:table-cell>
          <table:table-cell office:value-type="float" office:value="0.0302964097221793" calcext:value-type="float">
            <text:p>0,0302964097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459780217584179" calcext:value-type="float">
            <text:p>0,4597802176</text:p>
          </table:table-cell>
          <table:table-cell office:value-type="float" office:value="0.488556760503852" calcext:value-type="float">
            <text:p>0,4885567605</text:p>
          </table:table-cell>
          <table:table-cell office:value-type="float" office:value="0.506497359925747" calcext:value-type="float">
            <text:p>0,5064973599</text:p>
          </table:table-cell>
          <table:table-cell office:value-type="float" office:value="0.517459787036558" calcext:value-type="float">
            <text:p>0,517459787</text:p>
          </table:table-cell>
          <table:table-cell office:value-type="float" office:value="0.525939877035767" calcext:value-type="float">
            <text:p>0,525939877</text:p>
          </table:table-cell>
          <table:table-cell office:value-type="float" office:value="0.529549028994866" calcext:value-type="float">
            <text:p>0,529549029</text:p>
          </table:table-cell>
          <table:table-cell office:value-type="float" office:value="0.535375400163079" calcext:value-type="float">
            <text:p>0,5353754002</text:p>
          </table:table-cell>
          <table:table-cell office:value-type="float" office:value="0.538177514649302" calcext:value-type="float">
            <text:p>0,5381775146</text:p>
          </table:table-cell>
          <table:table-cell office:value-type="float" office:value="0.541482933713081" calcext:value-type="float">
            <text:p>0,5414829337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330688447851475" calcext:value-type="float">
            <text:p>0,0330688448</text:p>
          </table:table-cell>
          <table:table-cell office:value-type="float" office:value="0.0292983890461562" calcext:value-type="float">
            <text:p>0,029298389</text:p>
          </table:table-cell>
          <table:table-cell office:value-type="float" office:value="0.0289105362600112" calcext:value-type="float">
            <text:p>0,0289105363</text:p>
          </table:table-cell>
          <table:table-cell office:value-type="float" office:value="0.0271049716003516" calcext:value-type="float">
            <text:p>0,0271049716</text:p>
          </table:table-cell>
          <table:table-cell office:value-type="float" office:value="0.0254538466411686" calcext:value-type="float">
            <text:p>0,0254538466</text:p>
          </table:table-cell>
          <table:table-cell office:value-type="float" office:value="0.0251597611841403" calcext:value-type="float">
            <text:p>0,0251597612</text:p>
          </table:table-cell>
          <table:table-cell office:value-type="float" office:value="0.0268794265376755" calcext:value-type="float">
            <text:p>0,0268794265</text:p>
          </table:table-cell>
          <table:table-cell office:value-type="float" office:value="0.026547018708122" calcext:value-type="float">
            <text:p>0,0265470187</text:p>
          </table:table-cell>
          <table:table-cell office:value-type="float" office:value="0.0265060127587321" calcext:value-type="float">
            <text:p>0,0265060128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203575694750621" calcext:value-type="float">
            <text:p>0,2035756948</text:p>
          </table:table-cell>
          <table:table-cell office:value-type="float" office:value="0.240056459947566" calcext:value-type="float">
            <text:p>0,2400564599</text:p>
          </table:table-cell>
          <table:table-cell office:value-type="float" office:value="0.267843763959039" calcext:value-type="float">
            <text:p>0,267843764</text:p>
          </table:table-cell>
          <table:table-cell office:value-type="float" office:value="0.285175120569744" calcext:value-type="float">
            <text:p>0,2851751206</text:p>
          </table:table-cell>
          <table:table-cell office:value-type="float" office:value="0.297662532840589" calcext:value-type="float">
            <text:p>0,2976625328</text:p>
          </table:table-cell>
          <table:table-cell office:value-type="float" office:value="0.303870860103362" calcext:value-type="float">
            <text:p>0,3038708601</text:p>
          </table:table-cell>
          <table:table-cell office:value-type="float" office:value="0.314136294987875" calcext:value-type="float">
            <text:p>0,314136295</text:p>
          </table:table-cell>
          <table:table-cell office:value-type="float" office:value="0.319562348462098" calcext:value-type="float">
            <text:p>0,3195623485</text:p>
          </table:table-cell>
          <table:table-cell office:value-type="float" office:value="0.325617559117672" calcext:value-type="float">
            <text:p>0,3256175591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810256961849188" calcext:value-type="float">
            <text:p>0,0810256962</text:p>
          </table:table-cell>
          <table:table-cell office:value-type="float" office:value="0.0436005667100932" calcext:value-type="float">
            <text:p>0,0436005667</text:p>
          </table:table-cell>
          <table:table-cell office:value-type="float" office:value="0.0434291662081513" calcext:value-type="float">
            <text:p>0,0434291662</text:p>
          </table:table-cell>
          <table:table-cell office:value-type="float" office:value="0.0406402457570176" calcext:value-type="float">
            <text:p>0,0406402458</text:p>
          </table:table-cell>
          <table:table-cell office:value-type="float" office:value="0.0393607099661216" calcext:value-type="float">
            <text:p>0,03936071</text:p>
          </table:table-cell>
          <table:table-cell office:value-type="float" office:value="0.0384579704729586" calcext:value-type="float">
            <text:p>0,0384579705</text:p>
          </table:table-cell>
          <table:table-cell office:value-type="float" office:value="0.0400843594193347" calcext:value-type="float">
            <text:p>0,0400843594</text:p>
          </table:table-cell>
          <table:table-cell office:value-type="float" office:value="0.0397973296124905" calcext:value-type="float">
            <text:p>0,0397973296</text:p>
          </table:table-cell>
          <table:table-cell office:value-type="float" office:value="0.0397588151597259" calcext:value-type="float">
            <text:p>0,0397588152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table:number-columns-repeated="9" office:value-type="float" office:value="0.978961264569469" calcext:value-type="float">
            <text:p>0,9789612646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table:number-columns-repeated="9" office:value-type="float" office:value="0.0177367629555685" calcext:value-type="float">
            <text:p>0,017736763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241997937161983" calcext:value-type="float">
            <text:p>0,2419979372</text:p>
          </table:table-cell>
          <table:table-cell office:value-type="float" office:value="0.294053245566181" calcext:value-type="float">
            <text:p>0,2940532456</text:p>
          </table:table-cell>
          <table:table-cell office:value-type="float" office:value="0.32747517183628" calcext:value-type="float">
            <text:p>0,3274751718</text:p>
          </table:table-cell>
          <table:table-cell office:value-type="float" office:value="0.346235989672518" calcext:value-type="float">
            <text:p>0,3462359897</text:p>
          </table:table-cell>
          <table:table-cell office:value-type="float" office:value="0.357981403776555" calcext:value-type="float">
            <text:p>0,3579814038</text:p>
          </table:table-cell>
          <table:table-cell office:value-type="float" office:value="0.367150857616776" calcext:value-type="float">
            <text:p>0,3671508576</text:p>
          </table:table-cell>
          <table:table-cell office:value-type="float" office:value="0.378589038351553" calcext:value-type="float">
            <text:p>0,3785890384</text:p>
          </table:table-cell>
          <table:table-cell office:value-type="float" office:value="0.383813357759725" calcext:value-type="float">
            <text:p>0,3838133578</text:p>
          </table:table-cell>
          <table:table-cell office:value-type="float" office:value="0.390382555119917" calcext:value-type="float">
            <text:p>0,3903825551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757680861569212" calcext:value-type="float">
            <text:p>0,0757680862</text:p>
          </table:table-cell>
          <table:table-cell office:value-type="float" office:value="0.0720492991610966" calcext:value-type="float">
            <text:p>0,0720492992</text:p>
          </table:table-cell>
          <table:table-cell office:value-type="float" office:value="0.0653124179515774" calcext:value-type="float">
            <text:p>0,065312418</text:p>
          </table:table-cell>
          <table:table-cell office:value-type="float" office:value="0.0626595434820228" calcext:value-type="float">
            <text:p>0,0626595435</text:p>
          </table:table-cell>
          <table:table-cell office:value-type="float" office:value="0.0604135529144959" calcext:value-type="float">
            <text:p>0,0604135529</text:p>
          </table:table-cell>
          <table:table-cell office:value-type="float" office:value="0.0580143204590928" calcext:value-type="float">
            <text:p>0,0580143205</text:p>
          </table:table-cell>
          <table:table-cell office:value-type="float" office:value="0.0624178970299597" calcext:value-type="float">
            <text:p>0,062417897</text:p>
          </table:table-cell>
          <table:table-cell office:value-type="float" office:value="0.0623752364566094" calcext:value-type="float">
            <text:p>0,0623752365</text:p>
          </table:table-cell>
          <table:table-cell office:value-type="float" office:value="0.0631175023606285" calcext:value-type="float">
            <text:p>0,0631175024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54721821749036" calcext:value-type="float">
            <text:p>0,9547218217</text:p>
          </table:table-cell>
          <table:table-cell office:value-type="float" office:value="0.95847355479559" calcext:value-type="float">
            <text:p>0,9584735548</text:p>
          </table:table-cell>
          <table:table-cell office:value-type="float" office:value="0.960300185070623" calcext:value-type="float">
            <text:p>0,9603001851</text:p>
          </table:table-cell>
          <table:table-cell office:value-type="float" office:value="0.96135022763169" calcext:value-type="float">
            <text:p>0,9613502276</text:p>
          </table:table-cell>
          <table:table-cell office:value-type="float" office:value="0.962377686385326" calcext:value-type="float">
            <text:p>0,9623776864</text:p>
          </table:table-cell>
          <table:table-cell office:value-type="float" office:value="0.963720825685698" calcext:value-type="float">
            <text:p>0,9637208257</text:p>
          </table:table-cell>
          <table:table-cell office:value-type="float" office:value="0.964651055531077" calcext:value-type="float">
            <text:p>0,9646510555</text:p>
          </table:table-cell>
          <table:table-cell office:value-type="float" office:value="0.965511372595359" calcext:value-type="float">
            <text:p>0,9655113726</text:p>
          </table:table-cell>
          <table:table-cell office:value-type="float" office:value="0.966018546126726" calcext:value-type="float">
            <text:p>0,9660185461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219746233188345" calcext:value-type="float">
            <text:p>0,0219746233</text:p>
          </table:table-cell>
          <table:table-cell office:value-type="float" office:value="0.0205048536777714" calcext:value-type="float">
            <text:p>0,0205048537</text:p>
          </table:table-cell>
          <table:table-cell office:value-type="float" office:value="0.0194091302459045" calcext:value-type="float">
            <text:p>0,0194091302</text:p>
          </table:table-cell>
          <table:table-cell office:value-type="float" office:value="0.0187745954846194" calcext:value-type="float">
            <text:p>0,0187745955</text:p>
          </table:table-cell>
          <table:table-cell office:value-type="float" office:value="0.0186105095768068" calcext:value-type="float">
            <text:p>0,0186105096</text:p>
          </table:table-cell>
          <table:table-cell office:value-type="float" office:value="0.0180346033864667" calcext:value-type="float">
            <text:p>0,0180346034</text:p>
          </table:table-cell>
          <table:table-cell office:value-type="float" office:value="0.0175675104863482" calcext:value-type="float">
            <text:p>0,0175675105</text:p>
          </table:table-cell>
          <table:table-cell office:value-type="float" office:value="0.017005531008255" calcext:value-type="float">
            <text:p>0,017005531</text:p>
          </table:table-cell>
          <table:table-cell office:value-type="float" office:value="0.0169749295088766" calcext:value-type="float">
            <text:p>0,0169749295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72189263251294" calcext:value-type="float">
            <text:p>0,9721892633</text:p>
          </table:table-cell>
          <table:table-cell office:value-type="float" office:value="0.985557361616422" calcext:value-type="float">
            <text:p>0,9855573616</text:p>
          </table:table-cell>
          <table:table-cell office:value-type="float" office:value="0.983804551859161" calcext:value-type="float">
            <text:p>0,9838045519</text:p>
          </table:table-cell>
          <table:table-cell office:value-type="float" office:value="0.982029119970187" calcext:value-type="float">
            <text:p>0,98202912</text:p>
          </table:table-cell>
          <table:table-cell office:value-type="float" office:value="0.982494565426124" calcext:value-type="float">
            <text:p>0,9824945654</text:p>
          </table:table-cell>
          <table:table-cell office:value-type="float" office:value="0.980905366777876" calcext:value-type="float">
            <text:p>0,9809053668</text:p>
          </table:table-cell>
          <table:table-cell office:value-type="float" office:value="0.977853610513484" calcext:value-type="float">
            <text:p>0,9778536105</text:p>
          </table:table-cell>
          <table:table-cell office:value-type="float" office:value="0.975407847023711" calcext:value-type="float">
            <text:p>0,975407847</text:p>
          </table:table-cell>
          <table:table-cell office:value-type="float" office:value="0.973213682903898" calcext:value-type="float">
            <text:p>0,9732136829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109989256035165" calcext:value-type="float">
            <text:p>0,109989256</text:p>
          </table:table-cell>
          <table:table-cell office:value-type="float" office:value="0.0162108596701947" calcext:value-type="float">
            <text:p>0,0162108597</text:p>
          </table:table-cell>
          <table:table-cell office:value-type="float" office:value="0.0173381723429026" calcext:value-type="float">
            <text:p>0,0173381723</text:p>
          </table:table-cell>
          <table:table-cell office:value-type="float" office:value="0.0175240224830711" calcext:value-type="float">
            <text:p>0,0175240225</text:p>
          </table:table-cell>
          <table:table-cell office:value-type="float" office:value="0.017382109871984" calcext:value-type="float">
            <text:p>0,0173821099</text:p>
          </table:table-cell>
          <table:table-cell office:value-type="float" office:value="0.0162586139949909" calcext:value-type="float">
            <text:p>0,016258614</text:p>
          </table:table-cell>
          <table:table-cell office:value-type="float" office:value="0.0172943181301984" calcext:value-type="float">
            <text:p>0,0172943181</text:p>
          </table:table-cell>
          <table:table-cell office:value-type="float" office:value="0.0171329529807671" calcext:value-type="float">
            <text:p>0,017132953</text:p>
          </table:table-cell>
          <table:table-cell office:value-type="float" office:value="0.0181825529301765" calcext:value-type="float">
            <text:p>0,0181825529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office:value-type="float" office:value="0.964835896778769" calcext:value-type="float">
            <text:p>0,9648358968</text:p>
          </table:table-cell>
          <table:table-cell office:value-type="float" office:value="0.969928492502919" calcext:value-type="float">
            <text:p>0,9699284925</text:p>
          </table:table-cell>
          <table:table-cell office:value-type="float" office:value="0.973732588274597" calcext:value-type="float">
            <text:p>0,9737325883</text:p>
          </table:table-cell>
          <table:table-cell office:value-type="float" office:value="0.976750142945464" calcext:value-type="float">
            <text:p>0,9767501429</text:p>
          </table:table-cell>
          <table:table-cell office:value-type="float" office:value="0.977083476278798" calcext:value-type="float">
            <text:p>0,9770834763</text:p>
          </table:table-cell>
          <table:table-cell office:value-type="float" office:value="0.977411433268045" calcext:value-type="float">
            <text:p>0,9774114333</text:p>
          </table:table-cell>
          <table:table-cell office:value-type="float" office:value="0.978893072580573" calcext:value-type="float">
            <text:p>0,9788930726</text:p>
          </table:table-cell>
          <table:table-cell office:value-type="float" office:value="0.979065486373677" calcext:value-type="float">
            <text:p>0,9790654864</text:p>
          </table:table-cell>
          <table:table-cell office:value-type="float" office:value="0.97938203672263" calcext:value-type="float">
            <text:p>0,9793820367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office:value-type="float" office:value="0.0263691201145352" calcext:value-type="float">
            <text:p>0,0263691201</text:p>
          </table:table-cell>
          <table:table-cell office:value-type="float" office:value="0.0230145772719492" calcext:value-type="float">
            <text:p>0,0230145773</text:p>
          </table:table-cell>
          <table:table-cell office:value-type="float" office:value="0.0201721247416268" calcext:value-type="float">
            <text:p>0,0201721247</text:p>
          </table:table-cell>
          <table:table-cell office:value-type="float" office:value="0.0168517850571294" calcext:value-type="float">
            <text:p>0,0168517851</text:p>
          </table:table-cell>
          <table:table-cell office:value-type="float" office:value="0.0163051176595903" calcext:value-type="float">
            <text:p>0,0163051177</text:p>
          </table:table-cell>
          <table:table-cell office:value-type="float" office:value="0.0161161826647296" calcext:value-type="float">
            <text:p>0,0161161827</text:p>
          </table:table-cell>
          <table:table-cell office:value-type="float" office:value="0.0151715957532579" calcext:value-type="float">
            <text:p>0,0151715958</text:p>
          </table:table-cell>
          <table:table-cell office:value-type="float" office:value="0.015115919564105" calcext:value-type="float">
            <text:p>0,0151159196</text:p>
          </table:table-cell>
          <table:table-cell office:value-type="float" office:value="0.0147573964891947" calcext:value-type="float">
            <text:p>0,0147573965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165153452339258" calcext:value-type="float">
            <text:p>0,1651534523</text:p>
          </table:table-cell>
          <table:table-cell office:value-type="float" office:value="0.186059674328951" calcext:value-type="float">
            <text:p>0,1860596743</text:p>
          </table:table-cell>
          <table:table-cell office:value-type="float" office:value="0.208212356081798" calcext:value-type="float">
            <text:p>0,2082123561</text:p>
          </table:table-cell>
          <table:table-cell office:value-type="float" office:value="0.22411425146697" calcext:value-type="float">
            <text:p>0,2241142515</text:p>
          </table:table-cell>
          <table:table-cell office:value-type="float" office:value="0.237343661904623" calcext:value-type="float">
            <text:p>0,2373436619</text:p>
          </table:table-cell>
          <table:table-cell office:value-type="float" office:value="0.240590862589947" calcext:value-type="float">
            <text:p>0,2405908626</text:p>
          </table:table-cell>
          <table:table-cell office:value-type="float" office:value="0.249683551624198" calcext:value-type="float">
            <text:p>0,2496835516</text:p>
          </table:table-cell>
          <table:table-cell office:value-type="float" office:value="0.25531133916447" calcext:value-type="float">
            <text:p>0,2553113392</text:p>
          </table:table-cell>
          <table:table-cell office:value-type="float" office:value="0.260852563115427" calcext:value-type="float">
            <text:p>0,2608525631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130165722432685" calcext:value-type="float">
            <text:p>0,1301657224</text:p>
          </table:table-cell>
          <table:table-cell office:value-type="float" office:value="0.054357702189302" calcext:value-type="float">
            <text:p>0,0543577022</text:p>
          </table:table-cell>
          <table:table-cell office:value-type="float" office:value="0.0563090438788617" calcext:value-type="float">
            <text:p>0,0563090439</text:p>
          </table:table-cell>
          <table:table-cell office:value-type="float" office:value="0.053856301690797" calcext:value-type="float">
            <text:p>0,0538563017</text:p>
          </table:table-cell>
          <table:table-cell office:value-type="float" office:value="0.0538242789413798" calcext:value-type="float">
            <text:p>0,0538242789</text:p>
          </table:table-cell>
          <table:table-cell office:value-type="float" office:value="0.0539227619064909" calcext:value-type="float">
            <text:p>0,0539227619</text:p>
          </table:table-cell>
          <table:table-cell office:value-type="float" office:value="0.0551720856368491" calcext:value-type="float">
            <text:p>0,0551720856</text:p>
          </table:table-cell>
          <table:table-cell office:value-type="float" office:value="0.0518314187910103" calcext:value-type="float">
            <text:p>0,0518314188</text:p>
          </table:table-cell>
          <table:table-cell office:value-type="float" office:value="0.0523208013270134" calcext:value-type="float">
            <text:p>0,0523208013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04208066861663" calcext:value-type="float">
            <text:p>0,7042080669</text:p>
          </table:table-cell>
          <table:table-cell office:value-type="float" office:value="0.725524718934947" calcext:value-type="float">
            <text:p>0,7255247189</text:p>
          </table:table-cell>
          <table:table-cell office:value-type="float" office:value="0.736968188542894" calcext:value-type="float">
            <text:p>0,7369681885</text:p>
          </table:table-cell>
          <table:table-cell office:value-type="float" office:value="0.743903427224545" calcext:value-type="float">
            <text:p>0,7439034272</text:p>
          </table:table-cell>
          <table:table-cell office:value-type="float" office:value="0.749539643408017" calcext:value-type="float">
            <text:p>0,7495396434</text:p>
          </table:table-cell>
          <table:table-cell office:value-type="float" office:value="0.75186009948697" calcext:value-type="float">
            <text:p>0,7518600995</text:p>
          </table:table-cell>
          <table:table-cell office:value-type="float" office:value="0.755078919232798" calcext:value-type="float">
            <text:p>0,7550789192</text:p>
          </table:table-cell>
          <table:table-cell office:value-type="float" office:value="0.756723406605158" calcext:value-type="float">
            <text:p>0,7567234066</text:p>
          </table:table-cell>
          <table:table-cell office:value-type="float" office:value="0.7585872438402" calcext:value-type="float">
            <text:p>0,7585872438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325811130895433" calcext:value-type="float">
            <text:p>0,0325811131</text:p>
          </table:table-cell>
          <table:table-cell office:value-type="float" office:value="0.0289768979428429" calcext:value-type="float">
            <text:p>0,0289768979</text:p>
          </table:table-cell>
          <table:table-cell office:value-type="float" office:value="0.0269349775687186" calcext:value-type="float">
            <text:p>0,0269349776</text:p>
          </table:table-cell>
          <table:table-cell office:value-type="float" office:value="0.025516895256975" calcext:value-type="float">
            <text:p>0,0255168953</text:p>
          </table:table-cell>
          <table:table-cell office:value-type="float" office:value="0.0228091737925385" calcext:value-type="float">
            <text:p>0,0228091738</text:p>
          </table:table-cell>
          <table:table-cell office:value-type="float" office:value="0.0228190124561493" calcext:value-type="float">
            <text:p>0,0228190125</text:p>
          </table:table-cell>
          <table:table-cell office:value-type="float" office:value="0.0233620116335748" calcext:value-type="float">
            <text:p>0,0233620116</text:p>
          </table:table-cell>
          <table:table-cell office:value-type="float" office:value="0.0235925293893795" calcext:value-type="float">
            <text:p>0,0235925294</text:p>
          </table:table-cell>
          <table:table-cell office:value-type="float" office:value="0.0231708681482654" calcext:value-type="float">
            <text:p>0,0231708681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18.12494017" calcext:value-type="float">
            <text:p>18,12494017</text:p>
          </table:table-cell>
          <table:table-cell office:value-type="float" office:value="18.51485803" calcext:value-type="float">
            <text:p>18,51485803</text:p>
          </table:table-cell>
          <table:table-cell office:value-type="float" office:value="18.47879046" calcext:value-type="float">
            <text:p>18,47879046</text:p>
          </table:table-cell>
          <table:table-cell office:value-type="float" office:value="18.32486306" calcext:value-type="float">
            <text:p>18,32486306</text:p>
          </table:table-cell>
          <table:table-cell office:value-type="float" office:value="18.65478861" calcext:value-type="float">
            <text:p>18,65478861</text:p>
          </table:table-cell>
          <table:table-cell office:value-type="float" office:value="18.58074111" calcext:value-type="float">
            <text:p>18,58074111</text:p>
          </table:table-cell>
          <table:table-cell office:value-type="float" office:value="18.56849703" calcext:value-type="float">
            <text:p>18,56849703</text:p>
          </table:table-cell>
          <table:table-cell office:value-type="float" office:value="18.35397585" calcext:value-type="float">
            <text:p>18,35397585</text:p>
          </table:table-cell>
          <table:table-cell office:value-type="float" office:value="18.82130816" calcext:value-type="float">
            <text:p>18,82130816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23969601447129" calcext:value-type="float">
            <text:p>1,2396960145</text:p>
          </table:table-cell>
          <table:table-cell office:value-type="float" office:value="1.05407692759775" calcext:value-type="float">
            <text:p>1,0540769276</text:p>
          </table:table-cell>
          <table:table-cell office:value-type="float" office:value="1.16624525123254" calcext:value-type="float">
            <text:p>1,1662452512</text:p>
          </table:table-cell>
          <table:table-cell office:value-type="float" office:value="1.18430315886845" calcext:value-type="float">
            <text:p>1,1843031589</text:p>
          </table:table-cell>
          <table:table-cell office:value-type="float" office:value="1.13476092413676" calcext:value-type="float">
            <text:p>1,1347609241</text:p>
          </table:table-cell>
          <table:table-cell office:value-type="float" office:value="1.09159877117542" calcext:value-type="float">
            <text:p>1,0915987712</text:p>
          </table:table-cell>
          <table:table-cell office:value-type="float" office:value="1.10028099210292" calcext:value-type="float">
            <text:p>1,1002809921</text:p>
          </table:table-cell>
          <table:table-cell office:value-type="float" office:value="1.26489575498291" calcext:value-type="float">
            <text:p>1,264895755</text:p>
          </table:table-cell>
          <table:table-cell office:value-type="float" office:value="1.25581767750615" calcext:value-type="float">
            <text:p>1,2558176775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9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kro-avg. Gesam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kro-avg. POS/NE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 style:data-style-name="N2" text:time-value="14:00:46.9957891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4:01:40.907389811</dc:date>
    <meta:generator>LibreOffice/4.2.8.2$Linux_X86_64 LibreOffice_project/420m0$Build-2</meta:generator>
    <meta:editing-duration>PT3M47S</meta:editing-duration>
    <meta:editing-cycles>9</meta:editing-cycles>
    <meta:document-statistic meta:table-count="1" meta:cell-count="3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6:Tabelle1.J6" chart:error-lower-range="Tabelle1.B6:Tabelle1.J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6:Tabelle1.J6" chart:error-lower-range="Tabelle1.B6:Tabelle1.J6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4:Tabelle1.J4" chart:error-lower-range="Tabelle1.B4:Tabelle1.J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4:Tabelle1.J4" chart:error-lower-range="Tabelle1.B4:Tabelle1.J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2:Tabelle1.J2" chart:error-lower-range="Tabelle1.B2:Tabelle1.J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2:Tabelle1.J2" chart:error-lower-range="Tabelle1.B2:Tabelle1.J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21cm" svg:height="10.945cm" xlink:href=".." xlink:type="simple" chart:class="chart:line" chart:style-name="ch1">
        <chart:title svg:x="6.754cm" svg:y="0.354cm" chart:style-name="ch2">
          <text:p>Einfluss auf die Abdeckung</text:p>
        </chart:title>
        <chart:subtitle svg:x="3.936cm" svg:y="1.377cm" chart:style-name="ch3">
          <text:p>additiv steigende Trainingsdaten, kein POS, feste Testdaten: 209</text:p>
        </chart:subtitle>
        <chart:legend chart:legend-position="end" svg:x="14.264cm" svg:y="4.675cm" style:legend-expansion="high" chart:style-name="ch4"/>
        <chart:plot-area chart:style-name="ch5" table:cell-range-address="Tabelle1.B29:Tabelle1.J29 Tabelle1.B36:Tabelle1.B38 Tabelle1.B1:Tabelle1.J1 Tabelle1.B3:Tabelle1.J3 Tabelle1.B5:Tabelle1.J5" chart:data-source-has-labels="both" svg:x="1.391cm" svg:y="2.304cm" svg:width="12.493cm" svg:height="7.442cm">
          <chartooo:coordinate-region svg:x="2.489cm" svg:y="2.504cm" svg:width="11.115cm" svg:height="6.595cm"/>
          <chart:axis chart:dimension="x" chart:name="primary-x" chart:style-name="ch6" chartooo:axis-type="auto">
            <chartooo:date-scale/>
            <chart:title svg:x="5.701cm" svg:y="9.964cm" chart:style-name="ch7">
              <text:p>Anzahl der Trainingsdaten</text:p>
            </chart:title>
            <chart:categories table:cell-range-address="Tabelle1.B29:Tabelle1.J29"/>
          </chart:axis>
          <chart:axis chart:dimension="y" chart:name="primary-y" chart:style-name="ch6">
            <chart:title svg:x="0.451cm" svg:y="7.26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1:Tabelle1.J1" chart:label-cell-address="Tabelle1.B36:Tabelle1.B36" chart:class="chart:line">
            <chart:error-indicator chart:style-name="ch11" chart:dimension="y"/>
            <chart:data-point chart:repeated="9"/>
          </chart:series>
          <chart:series chart:style-name="ch12" chart:values-cell-range-address="Tabelle1.B3:Tabelle1.J3" chart:label-cell-address="Tabelle1.B37:Tabelle1.B37" chart:class="chart:line">
            <chart:error-indicator chart:style-name="ch13" chart:dimension="y"/>
            <chart:data-point chart:repeated="9"/>
          </chart:series>
          <chart:series chart:style-name="ch14" chart:values-cell-range-address="Tabelle1.B5:Tabelle1.J5" chart:label-cell-address="Tabelle1.B38:Tabelle1.B3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J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B36:Tabelle1.B36</svg:desc>
                </draw:g>
              </table:table-cell>
              <table:table-cell office:value-type="float" office:value="0.963636363636363">
                <text:p>0.963636363636363</text:p>
                <draw:g>
                  <svg:desc>Tabelle1.B1:Tabelle1.J1</svg:desc>
                </draw:g>
              </table:table-cell>
              <table:table-cell office:value-type="float" office:value="0.966794258373205">
                <text:p>0.966794258373205</text:p>
              </table:table-cell>
              <table:table-cell office:value-type="float" office:value="0.968708133971291">
                <text:p>0.968708133971291</text:p>
              </table:table-cell>
              <table:table-cell office:value-type="float" office:value="0.970047846889952">
                <text:p>0.970047846889952</text:p>
              </table:table-cell>
              <table:table-cell office:value-type="float" office:value="0.970622009569377">
                <text:p>0.970622009569377</text:p>
              </table:table-cell>
              <table:table-cell office:value-type="float" office:value="0.97133971291866">
                <text:p>0.97133971291866</text:p>
              </table:table-cell>
              <table:table-cell office:value-type="float" office:value="0.972200956937798">
                <text:p>0.972200956937798</text:p>
              </table:table-cell>
              <table:table-cell office:value-type="float" office:value="0.972631578947368">
                <text:p>0.972631578947368</text:p>
              </table:table-cell>
              <table:table-cell office:value-type="float" office:value="0.972966507177033">
                <text:p>0.972966507177033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52253788002805">
                <text:p>0.0152253788002805</text:p>
                <draw:g>
                  <svg:desc>Tabelle1.B6:Tabelle1.J6</svg:desc>
                </draw:g>
              </table:table-cell>
              <table:table-cell office:value-type="float" office:value="0.0146786601481947">
                <text:p>0.0146786601481947</text:p>
              </table:table-cell>
              <table:table-cell office:value-type="float" office:value="0.0143695754947431">
                <text:p>0.0143695754947431</text:p>
              </table:table-cell>
              <table:table-cell office:value-type="float" office:value="0.0130538993531349">
                <text:p>0.0130538993531349</text:p>
              </table:table-cell>
              <table:table-cell office:value-type="float" office:value="0.0128745845476756">
                <text:p>0.0128745845476756</text:p>
              </table:table-cell>
              <table:table-cell office:value-type="float" office:value="0.0127983953359342">
                <text:p>0.0127983953359342</text:p>
              </table:table-cell>
              <table:table-cell office:value-type="float" office:value="0.0124476659279591">
                <text:p>0.0124476659279591</text:p>
              </table:table-cell>
              <table:table-cell office:value-type="float" office:value="0.0124298874240037">
                <text:p>0.0124298874240037</text:p>
              </table:table-cell>
              <table:table-cell office:value-type="float" office:value="0.012313461625675">
                <text:p>0.012313461625675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52253788002805">
                <text:p>0.0152253788002805</text:p>
                <draw:g>
                  <svg:desc>Tabelle1.B6:Tabelle1.J6</svg:desc>
                </draw:g>
              </table:table-cell>
              <table:table-cell office:value-type="float" office:value="0.0146786601481947">
                <text:p>0.0146786601481947</text:p>
              </table:table-cell>
              <table:table-cell office:value-type="float" office:value="0.0143695754947431">
                <text:p>0.0143695754947431</text:p>
              </table:table-cell>
              <table:table-cell office:value-type="float" office:value="0.0130538993531349">
                <text:p>0.0130538993531349</text:p>
              </table:table-cell>
              <table:table-cell office:value-type="float" office:value="0.0128745845476756">
                <text:p>0.0128745845476756</text:p>
              </table:table-cell>
              <table:table-cell office:value-type="float" office:value="0.0127983953359342">
                <text:p>0.0127983953359342</text:p>
              </table:table-cell>
              <table:table-cell office:value-type="float" office:value="0.0124476659279591">
                <text:p>0.0124476659279591</text:p>
              </table:table-cell>
              <table:table-cell office:value-type="float" office:value="0.0124298874240037">
                <text:p>0.0124298874240037</text:p>
              </table:table-cell>
              <table:table-cell office:value-type="float" office:value="0.012313461625675">
                <text:p>0.012313461625675</text:p>
              </table:table-cell>
            </table:table-row>
            <table:table-row>
              <table:table-cell office:value-type="string">
                <text:p>Makro-avg. Gesamt</text:p>
                <draw:g>
                  <svg:desc>Tabelle1.B37:Tabelle1.B37</svg:desc>
                </draw:g>
              </table:table-cell>
              <table:table-cell office:value-type="float" office:value="0.966172994365758">
                <text:p>0.966172994365758</text:p>
                <draw:g>
                  <svg:desc>Tabelle1.B3:Tabelle1.J3</svg:desc>
                </draw:g>
              </table:table-cell>
              <table:table-cell office:value-type="float" office:value="0.969121103955993">
                <text:p>0.969121103955993</text:p>
              </table:table-cell>
              <table:table-cell office:value-type="float" office:value="0.97099801263823">
                <text:p>0.97099801263823</text:p>
              </table:table-cell>
              <table:table-cell office:value-type="float" office:value="0.972353878382208">
                <text:p>0.972353878382208</text:p>
              </table:table-cell>
              <table:table-cell office:value-type="float" office:value="0.972807475744531">
                <text:p>0.972807475744531</text:p>
              </table:table-cell>
              <table:table-cell office:value-type="float" office:value="0.973364507841071">
                <text:p>0.973364507841071</text:p>
              </table:table-cell>
              <table:table-cell office:value-type="float" office:value="0.97416846422704">
                <text:p>0.97416846422704</text:p>
              </table:table-cell>
              <table:table-cell office:value-type="float" office:value="0.974512707846169">
                <text:p>0.974512707846169</text:p>
              </table:table-cell>
              <table:table-cell office:value-type="float" office:value="0.974787282472942">
                <text:p>0.974787282472942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18415616364802">
                <text:p>0.0118415616364802</text:p>
                <draw:g>
                  <svg:desc>Tabelle1.B4:Tabelle1.J4</svg:desc>
                </draw:g>
              </table:table-cell>
              <table:table-cell office:value-type="float" office:value="0.0117576083223416">
                <text:p>0.0117576083223416</text:p>
              </table:table-cell>
              <table:table-cell office:value-type="float" office:value="0.0114972486303726">
                <text:p>0.0114972486303726</text:p>
              </table:table-cell>
              <table:table-cell office:value-type="float" office:value="0.0109262887470172">
                <text:p>0.0109262887470172</text:p>
              </table:table-cell>
              <table:table-cell office:value-type="float" office:value="0.0107590404240015">
                <text:p>0.0107590404240015</text:p>
              </table:table-cell>
              <table:table-cell office:value-type="float" office:value="0.0105493964103961">
                <text:p>0.0105493964103961</text:p>
              </table:table-cell>
              <table:table-cell office:value-type="float" office:value="0.0103878288837875">
                <text:p>0.0103878288837875</text:p>
              </table:table-cell>
              <table:table-cell office:value-type="float" office:value="0.0101477105607965">
                <text:p>0.0101477105607965</text:p>
              </table:table-cell>
              <table:table-cell office:value-type="float" office:value="0.0101026552680516">
                <text:p>0.0101026552680516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18415616364802">
                <text:p>0.0118415616364802</text:p>
                <draw:g>
                  <svg:desc>Tabelle1.B4:Tabelle1.J4</svg:desc>
                </draw:g>
              </table:table-cell>
              <table:table-cell office:value-type="float" office:value="0.0117576083223416">
                <text:p>0.0117576083223416</text:p>
              </table:table-cell>
              <table:table-cell office:value-type="float" office:value="0.0114972486303726">
                <text:p>0.0114972486303726</text:p>
              </table:table-cell>
              <table:table-cell office:value-type="float" office:value="0.0109262887470172">
                <text:p>0.0109262887470172</text:p>
              </table:table-cell>
              <table:table-cell office:value-type="float" office:value="0.0107590404240015">
                <text:p>0.0107590404240015</text:p>
              </table:table-cell>
              <table:table-cell office:value-type="float" office:value="0.0105493964103961">
                <text:p>0.0105493964103961</text:p>
              </table:table-cell>
              <table:table-cell office:value-type="float" office:value="0.0103878288837875">
                <text:p>0.0103878288837875</text:p>
              </table:table-cell>
              <table:table-cell office:value-type="float" office:value="0.0101477105607965">
                <text:p>0.0101477105607965</text:p>
              </table:table-cell>
              <table:table-cell office:value-type="float" office:value="0.0101026552680516">
                <text:p>0.0101026552680516</text:p>
              </table:table-cell>
            </table:table-row>
            <table:table-row>
              <table:table-cell office:value-type="string">
                <text:p>Makro-avg. POS/NEG</text:p>
                <draw:g>
                  <svg:desc>Tabelle1.B38:Tabelle1.B38</svg:desc>
                </draw:g>
              </table:table-cell>
              <table:table-cell office:value-type="float" office:value="0.97189858067412">
                <text:p>0.97189858067412</text:p>
                <draw:g>
                  <svg:desc>Tabelle1.B5:Tabelle1.J5</svg:desc>
                </draw:g>
              </table:table-cell>
              <table:table-cell office:value-type="float" office:value="0.974444878536194">
                <text:p>0.974444878536194</text:p>
              </table:table-cell>
              <table:table-cell office:value-type="float" office:value="0.976346926422034">
                <text:p>0.976346926422034</text:p>
              </table:table-cell>
              <table:table-cell office:value-type="float" office:value="0.977855703757467">
                <text:p>0.977855703757467</text:p>
              </table:table-cell>
              <table:table-cell office:value-type="float" office:value="0.978022370424134">
                <text:p>0.978022370424134</text:p>
              </table:table-cell>
              <table:table-cell office:value-type="float" office:value="0.978186348918757">
                <text:p>0.978186348918757</text:p>
              </table:table-cell>
              <table:table-cell office:value-type="float" office:value="0.978927168575021">
                <text:p>0.978927168575021</text:p>
              </table:table-cell>
              <table:table-cell office:value-type="float" office:value="0.979013375471573">
                <text:p>0.979013375471573</text:p>
              </table:table-cell>
              <table:table-cell office:value-type="float" office:value="0.97917165064605">
                <text:p>0.97917165064605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12335281458694">
                <text:p>0.012335281458694</text:p>
                <draw:g>
                  <svg:desc>Tabelle1.B2:Tabelle1.J2</svg:desc>
                </draw:g>
              </table:table-cell>
              <table:table-cell office:value-type="float" office:value="0.0121238827060406">
                <text:p>0.0121238827060406</text:p>
              </table:table-cell>
              <table:table-cell office:value-type="float" office:value="0.0116690303285985">
                <text:p>0.0116690303285985</text:p>
              </table:table-cell>
              <table:table-cell office:value-type="float" office:value="0.0112492879518224">
                <text:p>0.0112492879518224</text:p>
              </table:table-cell>
              <table:table-cell office:value-type="float" office:value="0.0110501844613173">
                <text:p>0.0110501844613173</text:p>
              </table:table-cell>
              <table:table-cell office:value-type="float" office:value="0.0107634288718042">
                <text:p>0.0107634288718042</text:p>
              </table:table-cell>
              <table:table-cell office:value-type="float" office:value="0.0106163303421062">
                <text:p>0.0106163303421062</text:p>
              </table:table-cell>
              <table:table-cell office:value-type="float" office:value="0.0103155063032932">
                <text:p>0.0103155063032932</text:p>
              </table:table-cell>
              <table:table-cell office:value-type="float" office:value="0.0102772138762163">
                <text:p>0.0102772138762163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12335281458694">
                <text:p>0.012335281458694</text:p>
                <draw:g>
                  <svg:desc>Tabelle1.B2:Tabelle1.J2</svg:desc>
                </draw:g>
              </table:table-cell>
              <table:table-cell office:value-type="float" office:value="0.0121238827060406">
                <text:p>0.0121238827060406</text:p>
              </table:table-cell>
              <table:table-cell office:value-type="float" office:value="0.0116690303285985">
                <text:p>0.0116690303285985</text:p>
              </table:table-cell>
              <table:table-cell office:value-type="float" office:value="0.0112492879518224">
                <text:p>0.0112492879518224</text:p>
              </table:table-cell>
              <table:table-cell office:value-type="float" office:value="0.0110501844613173">
                <text:p>0.0110501844613173</text:p>
              </table:table-cell>
              <table:table-cell office:value-type="float" office:value="0.0107634288718042">
                <text:p>0.0107634288718042</text:p>
              </table:table-cell>
              <table:table-cell office:value-type="float" office:value="0.0106163303421062">
                <text:p>0.0106163303421062</text:p>
              </table:table-cell>
              <table:table-cell office:value-type="float" office:value="0.0103155063032932">
                <text:p>0.0103155063032932</text:p>
              </table:table-cell>
              <table:table-cell office:value-type="float" office:value="0.0102772138762163">
                <text:p>0.0102772138762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J8" chart:error-lower-range="Tabelle1.B8:Tabelle1.J8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J8" chart:error-lower-range="Tabelle1.B8:Tabelle1.J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0:Tabelle1.J10" chart:error-lower-range="Tabelle1.B10:Tabelle1.J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0:Tabelle1.J10" chart:error-lower-range="Tabelle1.B10:Tabelle1.J10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12:Tabelle1.J12" chart:error-lower-range="Tabelle1.B12:Tabelle1.J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2:Tabelle1.J12" chart:error-lower-range="Tabelle1.B12:Tabelle1.J1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327cm" svg:height="10.906cm" xlink:href=".." xlink:type="simple" chart:class="chart:line" chart:style-name="ch1">
        <chart:title svg:x="6.815cm" svg:y="0.354cm" chart:style-name="ch2">
          <text:p>Einfluss auf die Genauigkeit</text:p>
        </chart:title>
        <chart:subtitle svg:x="3.534cm" svg:y="1.377cm" chart:style-name="ch3">
          <text:p>additiv steigende Trainingsdaten, kein POS, feste Testdaten: 209 Stück</text:p>
        </chart:subtitle>
        <chart:legend chart:legend-position="end" svg:x="14.57cm" svg:y="4.656cm" style:legend-expansion="high" chart:style-name="ch4"/>
        <chart:plot-area chart:style-name="ch5" table:cell-range-address="Tabelle1.B29:Tabelle1.J29 Tabelle1.B36:Tabelle1.B38 Tabelle1.B7:Tabelle1.J7 Tabelle1.B9:Tabelle1.J9 Tabelle1.B11:Tabelle1.J11" chart:data-source-has-labels="both" svg:x="1.397cm" svg:y="2.304cm" svg:width="12.787cm" svg:height="7.403cm">
          <chartooo:coordinate-region svg:x="2.124cm" svg:y="2.503cm" svg:width="11.78cm" svg:height="6.557cm"/>
          <chart:axis chart:dimension="x" chart:name="primary-x" chart:style-name="ch6" chartooo:axis-type="auto">
            <chartooo:date-scale/>
            <chart:title svg:x="5.854cm" svg:y="9.925cm" chart:style-name="ch7">
              <text:p>Anzahl der Trainingsdaten</text:p>
            </chart:title>
            <chart:categories table:cell-range-address="Tabelle1.B29:Tabelle1.J29"/>
          </chart:axis>
          <chart:axis chart:dimension="y" chart:name="primary-y" chart:style-name="ch6">
            <chart:title svg:x="0.451cm" svg:y="7.293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J7" chart:label-cell-address="Tabelle1.B36:Tabelle1.B36" chart:class="chart:line">
            <chart:error-indicator chart:style-name="ch11" chart:dimension="y"/>
            <chart:data-point chart:repeated="9"/>
          </chart:series>
          <chart:series chart:style-name="ch12" chart:values-cell-range-address="Tabelle1.B9:Tabelle1.J9" chart:label-cell-address="Tabelle1.B37:Tabelle1.B37" chart:class="chart:line">
            <chart:error-indicator chart:style-name="ch13" chart:dimension="y"/>
            <chart:data-point chart:repeated="9"/>
          </chart:series>
          <chart:series chart:style-name="ch14" chart:values-cell-range-address="Tabelle1.B11:Tabelle1.J11" chart:label-cell-address="Tabelle1.B38:Tabelle1.B3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J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B36:Tabelle1.B36</svg:desc>
                </draw:g>
              </table:table-cell>
              <table:table-cell office:value-type="float" office:value="0.555887624435248">
                <text:p>0.555887624435248</text:p>
                <draw:g>
                  <svg:desc>Tabelle1.B7:Tabelle1.J7</svg:desc>
                </draw:g>
              </table:table-cell>
              <table:table-cell office:value-type="float" office:value="0.581493629133586">
                <text:p>0.581493629133586</text:p>
              </table:table-cell>
              <table:table-cell office:value-type="float" office:value="0.595406869700874">
                <text:p>0.595406869700874</text:p>
              </table:table-cell>
              <table:table-cell office:value-type="float" office:value="0.603938005427023">
                <text:p>0.603938005427023</text:p>
              </table:table-cell>
              <table:table-cell office:value-type="float" office:value="0.611013984651056">
                <text:p>0.611013984651056</text:p>
              </table:table-cell>
              <table:table-cell office:value-type="float" office:value="0.613811243267705">
                <text:p>0.613811243267705</text:p>
              </table:table-cell>
              <table:table-cell office:value-type="float" office:value="0.617810833570944">
                <text:p>0.617810833570944</text:p>
              </table:table-cell>
              <table:table-cell office:value-type="float" office:value="0.619858039235019">
                <text:p>0.619858039235019</text:p>
              </table:table-cell>
              <table:table-cell office:value-type="float" office:value="0.62220400300542">
                <text:p>0.62220400300542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39564781055806">
                <text:p>0.039564781055806</text:p>
                <draw:g>
                  <svg:desc>Tabelle1.B8:Tabelle1.J8</svg:desc>
                </draw:g>
              </table:table-cell>
              <table:table-cell office:value-type="float" office:value="0.0360534389131117">
                <text:p>0.0360534389131117</text:p>
              </table:table-cell>
              <table:table-cell office:value-type="float" office:value="0.0336519685258674">
                <text:p>0.0336519685258674</text:p>
              </table:table-cell>
              <table:table-cell office:value-type="float" office:value="0.0324151265474654">
                <text:p>0.0324151265474654</text:p>
              </table:table-cell>
              <table:table-cell office:value-type="float" office:value="0.0290882455096594">
                <text:p>0.0290882455096594</text:p>
              </table:table-cell>
              <table:table-cell office:value-type="float" office:value="0.0291902507630474">
                <text:p>0.0291902507630474</text:p>
              </table:table-cell>
              <table:table-cell office:value-type="float" office:value="0.0304080505556488">
                <text:p>0.0304080505556488</text:p>
              </table:table-cell>
              <table:table-cell office:value-type="float" office:value="0.0307868168115862">
                <text:p>0.0307868168115862</text:p>
              </table:table-cell>
              <table:table-cell office:value-type="float" office:value="0.0302964097221793">
                <text:p>0.0302964097221793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39564781055806">
                <text:p>0.039564781055806</text:p>
                <draw:g>
                  <svg:desc>Tabelle1.B8:Tabelle1.J8</svg:desc>
                </draw:g>
              </table:table-cell>
              <table:table-cell office:value-type="float" office:value="0.0360534389131117">
                <text:p>0.0360534389131117</text:p>
              </table:table-cell>
              <table:table-cell office:value-type="float" office:value="0.0336519685258674">
                <text:p>0.0336519685258674</text:p>
              </table:table-cell>
              <table:table-cell office:value-type="float" office:value="0.0324151265474654">
                <text:p>0.0324151265474654</text:p>
              </table:table-cell>
              <table:table-cell office:value-type="float" office:value="0.0290882455096594">
                <text:p>0.0290882455096594</text:p>
              </table:table-cell>
              <table:table-cell office:value-type="float" office:value="0.0291902507630474">
                <text:p>0.0291902507630474</text:p>
              </table:table-cell>
              <table:table-cell office:value-type="float" office:value="0.0304080505556488">
                <text:p>0.0304080505556488</text:p>
              </table:table-cell>
              <table:table-cell office:value-type="float" office:value="0.0307868168115862">
                <text:p>0.0307868168115862</text:p>
              </table:table-cell>
              <table:table-cell office:value-type="float" office:value="0.0302964097221793">
                <text:p>0.0302964097221793</text:p>
              </table:table-cell>
            </table:table-row>
            <table:table-row>
              <table:table-cell office:value-type="string">
                <text:p>Makro-avg. Gesamt</text:p>
                <draw:g>
                  <svg:desc>Tabelle1.B37:Tabelle1.B37</svg:desc>
                </draw:g>
              </table:table-cell>
              <table:table-cell office:value-type="float" office:value="0.459780217584179">
                <text:p>0.459780217584179</text:p>
                <draw:g>
                  <svg:desc>Tabelle1.B9:Tabelle1.J9</svg:desc>
                </draw:g>
              </table:table-cell>
              <table:table-cell office:value-type="float" office:value="0.488556760503852">
                <text:p>0.488556760503852</text:p>
              </table:table-cell>
              <table:table-cell office:value-type="float" office:value="0.506497359925747">
                <text:p>0.506497359925747</text:p>
              </table:table-cell>
              <table:table-cell office:value-type="float" office:value="0.517459787036558">
                <text:p>0.517459787036558</text:p>
              </table:table-cell>
              <table:table-cell office:value-type="float" office:value="0.525939877035767">
                <text:p>0.525939877035767</text:p>
              </table:table-cell>
              <table:table-cell office:value-type="float" office:value="0.529549028994866">
                <text:p>0.529549028994866</text:p>
              </table:table-cell>
              <table:table-cell office:value-type="float" office:value="0.535375400163079">
                <text:p>0.535375400163079</text:p>
              </table:table-cell>
              <table:table-cell office:value-type="float" office:value="0.538177514649302">
                <text:p>0.538177514649302</text:p>
              </table:table-cell>
              <table:table-cell office:value-type="float" office:value="0.541482933713081">
                <text:p>0.541482933713081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330688447851475">
                <text:p>0.0330688447851475</text:p>
                <draw:g>
                  <svg:desc>Tabelle1.B10:Tabelle1.J10</svg:desc>
                </draw:g>
              </table:table-cell>
              <table:table-cell office:value-type="float" office:value="0.0292983890461562">
                <text:p>0.0292983890461562</text:p>
              </table:table-cell>
              <table:table-cell office:value-type="float" office:value="0.0289105362600112">
                <text:p>0.0289105362600112</text:p>
              </table:table-cell>
              <table:table-cell office:value-type="float" office:value="0.0271049716003516">
                <text:p>0.0271049716003516</text:p>
              </table:table-cell>
              <table:table-cell office:value-type="float" office:value="0.0254538466411686">
                <text:p>0.0254538466411686</text:p>
              </table:table-cell>
              <table:table-cell office:value-type="float" office:value="0.0251597611841403">
                <text:p>0.0251597611841403</text:p>
              </table:table-cell>
              <table:table-cell office:value-type="float" office:value="0.0268794265376755">
                <text:p>0.0268794265376755</text:p>
              </table:table-cell>
              <table:table-cell office:value-type="float" office:value="0.026547018708122">
                <text:p>0.026547018708122</text:p>
              </table:table-cell>
              <table:table-cell office:value-type="float" office:value="0.0265060127587321">
                <text:p>0.0265060127587321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330688447851475">
                <text:p>0.0330688447851475</text:p>
                <draw:g>
                  <svg:desc>Tabelle1.B10:Tabelle1.J10</svg:desc>
                </draw:g>
              </table:table-cell>
              <table:table-cell office:value-type="float" office:value="0.0292983890461562">
                <text:p>0.0292983890461562</text:p>
              </table:table-cell>
              <table:table-cell office:value-type="float" office:value="0.0289105362600112">
                <text:p>0.0289105362600112</text:p>
              </table:table-cell>
              <table:table-cell office:value-type="float" office:value="0.0271049716003516">
                <text:p>0.0271049716003516</text:p>
              </table:table-cell>
              <table:table-cell office:value-type="float" office:value="0.0254538466411686">
                <text:p>0.0254538466411686</text:p>
              </table:table-cell>
              <table:table-cell office:value-type="float" office:value="0.0251597611841403">
                <text:p>0.0251597611841403</text:p>
              </table:table-cell>
              <table:table-cell office:value-type="float" office:value="0.0268794265376755">
                <text:p>0.0268794265376755</text:p>
              </table:table-cell>
              <table:table-cell office:value-type="float" office:value="0.026547018708122">
                <text:p>0.026547018708122</text:p>
              </table:table-cell>
              <table:table-cell office:value-type="float" office:value="0.0265060127587321">
                <text:p>0.0265060127587321</text:p>
              </table:table-cell>
            </table:table-row>
            <table:table-row>
              <table:table-cell office:value-type="string">
                <text:p>Makro-avg. POS/NEG</text:p>
                <draw:g>
                  <svg:desc>Tabelle1.B38:Tabelle1.B38</svg:desc>
                </draw:g>
              </table:table-cell>
              <table:table-cell office:value-type="float" office:value="0.203575694750621">
                <text:p>0.203575694750621</text:p>
                <draw:g>
                  <svg:desc>Tabelle1.B11:Tabelle1.J11</svg:desc>
                </draw:g>
              </table:table-cell>
              <table:table-cell office:value-type="float" office:value="0.240056459947566">
                <text:p>0.240056459947566</text:p>
              </table:table-cell>
              <table:table-cell office:value-type="float" office:value="0.267843763959039">
                <text:p>0.267843763959039</text:p>
              </table:table-cell>
              <table:table-cell office:value-type="float" office:value="0.285175120569744">
                <text:p>0.285175120569744</text:p>
              </table:table-cell>
              <table:table-cell office:value-type="float" office:value="0.297662532840589">
                <text:p>0.297662532840589</text:p>
              </table:table-cell>
              <table:table-cell office:value-type="float" office:value="0.303870860103362">
                <text:p>0.303870860103362</text:p>
              </table:table-cell>
              <table:table-cell office:value-type="float" office:value="0.314136294987875">
                <text:p>0.314136294987875</text:p>
              </table:table-cell>
              <table:table-cell office:value-type="float" office:value="0.319562348462098">
                <text:p>0.319562348462098</text:p>
              </table:table-cell>
              <table:table-cell office:value-type="float" office:value="0.325617559117672">
                <text:p>0.325617559117672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810256961849188">
                <text:p>0.0810256961849188</text:p>
                <draw:g>
                  <svg:desc>Tabelle1.B12:Tabelle1.J12</svg:desc>
                </draw:g>
              </table:table-cell>
              <table:table-cell office:value-type="float" office:value="0.0436005667100932">
                <text:p>0.0436005667100932</text:p>
              </table:table-cell>
              <table:table-cell office:value-type="float" office:value="0.0434291662081513">
                <text:p>0.0434291662081513</text:p>
              </table:table-cell>
              <table:table-cell office:value-type="float" office:value="0.0406402457570176">
                <text:p>0.0406402457570176</text:p>
              </table:table-cell>
              <table:table-cell office:value-type="float" office:value="0.0393607099661216">
                <text:p>0.0393607099661216</text:p>
              </table:table-cell>
              <table:table-cell office:value-type="float" office:value="0.0384579704729586">
                <text:p>0.0384579704729586</text:p>
              </table:table-cell>
              <table:table-cell office:value-type="float" office:value="0.0400843594193347">
                <text:p>0.0400843594193347</text:p>
              </table:table-cell>
              <table:table-cell office:value-type="float" office:value="0.0397973296124905">
                <text:p>0.0397973296124905</text:p>
              </table:table-cell>
              <table:table-cell office:value-type="float" office:value="0.0397588151597259">
                <text:p>0.0397588151597259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810256961849188">
                <text:p>0.0810256961849188</text:p>
                <draw:g>
                  <svg:desc>Tabelle1.B12:Tabelle1.J12</svg:desc>
                </draw:g>
              </table:table-cell>
              <table:table-cell office:value-type="float" office:value="0.0436005667100932">
                <text:p>0.0436005667100932</text:p>
              </table:table-cell>
              <table:table-cell office:value-type="float" office:value="0.0434291662081513">
                <text:p>0.0434291662081513</text:p>
              </table:table-cell>
              <table:table-cell office:value-type="float" office:value="0.0406402457570176">
                <text:p>0.0406402457570176</text:p>
              </table:table-cell>
              <table:table-cell office:value-type="float" office:value="0.0393607099661216">
                <text:p>0.0393607099661216</text:p>
              </table:table-cell>
              <table:table-cell office:value-type="float" office:value="0.0384579704729586">
                <text:p>0.0384579704729586</text:p>
              </table:table-cell>
              <table:table-cell office:value-type="float" office:value="0.0400843594193347">
                <text:p>0.0400843594193347</text:p>
              </table:table-cell>
              <table:table-cell office:value-type="float" office:value="0.0397973296124905">
                <text:p>0.0397973296124905</text:p>
              </table:table-cell>
              <table:table-cell office:value-type="float" office:value="0.0397588151597259">
                <text:p>0.0397588151597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